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.227cm" svg:height="5.918cm" svg:x="8.87cm" svg:y="0.548cm">
            <draw:object draw:notify-on-update-of-ranges="Sheet1.C1:Sheet1.C1 Sheet1.C2:Sheet1.C2 Sheet1.C3:Sheet1.C3 Sheet1.C4:Sheet1.C4 Sheet1.C5:Sheet1.C5 Sheet1.C6:Sheet1.C6 Sheet1.C7:Sheet1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6.874cm" svg:y="0.1cm">
            <draw:object draw:notify-on-update-of-ranges="Sheet1.C1:Sheet1.C7 Sheet1.C1:Sheet1.C7 Sheet1.C1:Sheet1.C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1T18:49:37.449307510</meta:creation-date>
    <dc:date>2022-09-13T18:32:40.395213120</dc:date>
    <meta:editing-duration>PT6H17M31S</meta:editing-duration>
    <meta:editing-cycles>5</meta:editing-cycles>
    <meta:generator>LibreOffice/7.3.5.2$Linux_X86_64 LibreOffice_project/30$Build-2</meta:generator>
    <meta:document-statistic meta:table-count="1" meta:cell-count="7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4.228cm" svg:height="5.919cm" xlink:href=".." xlink:type="simple" chart:class="chart:bar" chart:style-name="ch1">
        <chart:title svg:x="4.173cm" svg:y="0.254cm" chart:style-name="ch2">
          <text:p>Gasto em minutos de pintura</text:p>
        </chart:title>
        <chart:legend chart:legend-position="end" svg:x="11.312cm" svg:y="0.65cm" style:legend-expansion="custom" svg:width="2.584cm" svg:height="4.549cm" style:legend-expansion-aspect-ratio="0.568036931193669" chart:style-name="ch3"/>
        <chart:plot-area chart:style-name="ch4" table:cell-range-address="Sheet1.C1:Sheet1.C7" chart:data-source-has-labels="row" svg:x="1.885cm" svg:y="1.158cm" svg:width="8.821cm" svg:height="3.65cm">
          <chart:coordinate-region svg:x="2.506cm" svg:y="1.357cm" svg:width="8.2cm" svg:height="3.252cm"/>
          <chart:axis chart:dimension="x" chart:name="primary-x" chart:style-name="ch5">
            <chart:title svg:x="5.735cm" svg:y="4.926cm" chart:style-name="ch6">
              <text:p>Tempo</text:p>
            </chart:title>
            <chart:grid chart:style-name="ch7" chart:class="major"/>
          </chart:axis>
          <chart:axis chart:dimension="y" chart:name="primary-y" chart:style-name="ch8">
            <chart:title svg:x="1.041cm" svg:y="3.86cm" chart:style-name="ch9">
              <text:p>Frequência</text:p>
            </chart:title>
            <chart:grid chart:style-name="ch7" chart:class="major"/>
            <chart:grid chart:style-name="ch10" chart:class="minor"/>
          </chart:axis>
          <chart:series chart:style-name="ch11" chart:values-cell-range-address="Sheet1.C1:Sheet1.C1" loext:label-string="4_7minutos" chart:class="chart:bar">
            <chart:data-point chart:style-name="ch12"/>
          </chart:series>
          <chart:series chart:style-name="ch13" chart:values-cell-range-address="Sheet1.C2:Sheet1.C2" loext:label-string="7_10minutos" chart:class="chart:bar">
            <chart:data-point chart:style-name="ch12"/>
          </chart:series>
          <chart:series chart:style-name="ch14" chart:values-cell-range-address="Sheet1.C3:Sheet1.C3" loext:label-string="10_13minutos" chart:class="chart:bar">
            <chart:data-point/>
          </chart:series>
          <chart:series chart:style-name="ch15" chart:values-cell-range-address="Sheet1.C4:Sheet1.C4" loext:label-string="13_16minutos" chart:class="chart:bar">
            <chart:data-point/>
          </chart:series>
          <chart:series chart:style-name="ch16" chart:values-cell-range-address="Sheet1.C5:Sheet1.C5" loext:label-string="16_19minutos" chart:class="chart:bar">
            <chart:data-point/>
          </chart:series>
          <chart:series chart:style-name="ch17" chart:values-cell-range-address="Sheet1.C6:Sheet1.C6" loext:label-string="19_22minutos" chart:class="chart:bar">
            <chart:data-point/>
          </chart:series>
          <chart:series chart:style-name="ch18" chart:values-cell-range-address="Sheet1.C7:Sheet1.C7" loext:label-string="22_25minutos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_7minutos</text:p>
              </table:table-cell>
              <table:table-cell office:value-type="string">
                <text:p>7_10minutos</text:p>
              </table:table-cell>
              <table:table-cell office:value-type="string">
                <text:p>10_13minutos</text:p>
              </table:table-cell>
              <table:table-cell office:value-type="string">
                <text:p>13_16minutos</text:p>
              </table:table-cell>
              <table:table-cell office:value-type="string">
                <text:p>16_19minutos</text:p>
              </table:table-cell>
              <table:table-cell office:value-type="string">
                <text:p>19_22minutos</text:p>
              </table:table-cell>
              <table:table-cell office:value-type="string">
                <text:p>22_25minutos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4">
                <text:p>24</text:p>
                <draw:g>
                  <svg:desc>Sheet1.C1:Sheet1.C1</svg:desc>
                </draw:g>
              </table:table-cell>
              <table:table-cell office:value-type="float" office:value="16">
                <text:p>16</text:p>
                <draw:g>
                  <svg:desc>Sheet1.C2:Sheet1.C2</svg:desc>
                </draw:g>
              </table:table-cell>
              <table:table-cell office:value-type="float" office:value="7">
                <text:p>7</text:p>
                <draw:g>
                  <svg:desc>Sheet1.C3:Sheet1.C3</svg:desc>
                </draw:g>
              </table:table-cell>
              <table:table-cell office:value-type="float" office:value="8">
                <text:p>8</text:p>
                <draw:g>
                  <svg:desc>Sheet1.C4:Sheet1.C4</svg:desc>
                </draw:g>
              </table:table-cell>
              <table:table-cell office:value-type="float" office:value="3">
                <text:p>3</text:p>
                <draw:g>
                  <svg:desc>Sheet1.C5:Sheet1.C5</svg:desc>
                </draw:g>
              </table:table-cell>
              <table:table-cell office:value-type="float" office:value="1">
                <text:p>1</text:p>
                <draw:g>
                  <svg:desc>Sheet1.C6:Sheet1.C6</svg:desc>
                </draw:g>
              </table:table-cell>
              <table:table-cell office:value-type="float" office:value="1">
                <text:p>1</text:p>
                <draw:g>
                  <svg:desc>Sheet1.C7:Sheet1.C7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95cm" svg:y="3.952cm" style:legend-expansion="high" chart:style-name="ch2"/>
        <chart:plot-area chart:style-name="ch3" table:cell-range-address="Sheet1.C1:Sheet1.C7" chart:data-source-has-labels="row" svg:x="0.32cm" svg:y="0.18cm" svg:width="13.355cm" svg:height="8.64cm">
          <chart:coordinate-region svg:x="0.941cm" svg:y="0.379cm" svg:width="12.54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1:Sheet1.C7" loext:label-string="fac1" chart:class="chart:scatter">
            <chart:domain table:cell-range-address="Sheet1.C1:Sheet1.C7"/>
            <chart:data-point chart:repeated="7"/>
          </chart:series>
          <chart:series chart:style-name="ch8" chart:values-cell-range-address="Sheet1.C1:Sheet1.C7" loext:label-string="fad1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ac1</text:p>
              </table:table-cell>
              <table:table-cell office:value-type="string">
                <text:p>fad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">
                <text:p>24</text:p>
                <draw:g>
                  <svg:desc>Sheet1.C1:Sheet1.C7</svg:desc>
                </draw:g>
              </table:table-cell>
              <table:table-cell office:value-type="float" office:value="24">
                <text:p>24</text:p>
                <draw:g>
                  <svg:desc>Sheet1.C1:Sheet1.C7</svg:desc>
                </draw:g>
              </table:table-cell>
              <table:table-cell office:value-type="float" office:value="24">
                <text:p>24</text:p>
                <draw:g>
                  <svg:desc>Sheet1.C1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